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1cm" fo:min-width="5.533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4.83cm" fo:min-width="5.215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right" draw:textarea-vertical-align="middle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973cm" fo:min-width="5.215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left" draw:textarea-vertical-align="middle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5.783cm" fo:min-width="8.072cm" style:writing-mode="lr-tb" loext:decorative="false"/>
      <style:paragraph-properties style:writing-mode="lr-tb"/>
    </style:style>
    <style:style style:name="gr7" style:family="graphic" style:parent-style-name="standard">
      <style:graphic-properties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4.298cm" loext:decorative="false"/>
      <style:paragraph-properties style:writing-mode="lr-tb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font-size="14pt" style:font-size-asian="14pt" style:font-size-complex="14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4pt" style:font-size-asian="14pt" style:font-size-complex="14pt"/>
    </style:style>
    <style:style style:name="P9" style:family="paragraph">
      <loext:graphic-properties draw:fill="none" draw:fill-color="#ffffff"/>
    </style:style>
    <style:style style:name="T1" style:family="text">
      <style:text-properties fo:color="#000000" loext:opacity="100%"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033cm" svg:height="6.35cm" svg:x="7.985cm" svg:y="0.682cm">
          <text:p text:style-name="P1"><text:span text:style-name="T1">Главная</text:span></text:p>
          <text:p text:style-name="P1"><text:span text:style-name="T2"/></text:p>
          <text:p text:style-name="P1"><text:span text:style-name="T2">- Приветствие</text:span></text:p>
          <text:p text:style-name="P1"><text:span text:style-name="T2">- Текущая неделя (Text)</text:span></text:p>
          <text:p text:style-name="P1"><text:span text:style-name="T2">- Выбор точки (Dropdown)</text:span></text:p>
          <text:p text:style-name="P1"><text:span text:style-name="T2">- Просмотреть расписание (Button)</text:span></text:p>
          <text:p text:style-name="P1"><text:span text:style-name="T2">- Создать расписание (Button)</text:span></text:p>
          <text:p text:style-name="P1"><text:span text:style-name="T2">- Добавить изменения (Button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5.715cm" svg:height="5.08cm" svg:x="1cm" svg:y="7.35cm">
          <text:p text:style-name="P3"><text:span text:style-name="T3">Создание/Изменение расписания</text:span></text:p>
          <text:p text:style-name="P3"/>
          <text:p text:style-name="P3">- Список дней недели</text:p>
          <text:p text:style-name="P3">- Сохранить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7.985cm" svg:y1="3.857cm" svg:x2="3.857cm" svg:y2="7.35cm" draw:start-shape="id1" draw:start-glue-point="3" draw:end-shape="id2" draw:end-glue-point="0" svg:d="M7985 3857h-4128v3493" svg:viewBox="0 0 4129 3494">
          <text:p text:style-name="P5"><text:span text:style-name="T2">Нажатие:</text:span></text:p>
          <text:p text:style-name="P5"><text:span text:style-name="T2">Создать или изменить расписание</text:span></text:p>
        </draw:connector>
        <draw:custom-shape draw:style-name="gr4" draw:text-style-name="P4" xml:id="id3" draw:id="id3" draw:layer="layout" svg:width="5.715cm" svg:height="2.222cm" svg:x="14.97cm" svg:y="7.35cm">
          <text:p text:style-name="P3">Google Sheets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range-x-minimum="0" draw:handle-range-x-maximum="21600" draw:handle-position="$0 top" draw:handle-position-x="$0" draw:handle-position-y="top"/>
          </draw:enhanced-geometry>
        </draw:custom-shape>
        <draw:connector draw:style-name="gr5" draw:text-style-name="P8" draw:layer="layout" svg:x1="14.018cm" svg:y1="3.857cm" svg:x2="17.827cm" svg:y2="7.35cm" draw:start-shape="id1" draw:start-glue-point="1" draw:end-shape="id3" draw:end-glue-point="0" svg:d="M14018 3857h3809v3493" svg:viewBox="0 0 3810 3494">
          <text:p text:style-name="P7"><text:span text:style-name="T2">Нажатие:</text:span></text:p>
          <text:p text:style-name="P7"><text:span text:style-name="T2">Просмотр расписания</text:span></text:p>
        </draw:connector>
        <draw:custom-shape draw:style-name="gr6" draw:text-style-name="P4" xml:id="id4" draw:id="id4" draw:layer="layout" svg:width="8.572cm" svg:height="6.033cm" svg:x="1cm" svg:y="16.557cm">
          <text:p text:style-name="P3"><text:span text:style-name="T3">Компонент дня недели</text:span></text:p>
          <text:p text:style-name="P3"><text:span text:style-name="T3">- Показывает текущую неделю</text:span></text:p>
          <text:p text:style-name="P3">- Нажатие: открывает выбор времени</text:p>
          <text:p text:style-name="P3">- Иконка карандаша: открывает окно выбора времени для изменения</text:p>
          <text:p text:style-name="P3"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3.857cm" svg:y1="12.43cm" svg:x2="5.286cm" svg:y2="16.557cm" draw:start-shape="id2" draw:start-glue-point="2" draw:end-shape="id4" draw:end-glue-point="0" svg:d="M3857 12430v2063h1429v2064" svg:viewBox="0 0 1430 4128">
          <text:p/>
        </draw:connector>
        <draw:frame draw:style-name="gr8" draw:text-style-name="P9" draw:layer="layout" svg:width="14.798cm" svg:height="1.521cm" svg:x="1.124cm" svg:y="22.974cm">
          <draw:text-box>
            <text:p>Дополнительные фичи:</text:p>
            <text:p>- Ручное обновление расписания через Google Sheets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Adwaita Sans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6T15:52:33.597896926</meta:creation-date>
    <dc:date>2025-09-17T11:43:28.111613654</dc:date>
    <meta:editing-duration>PT3M24S</meta:editing-duration>
    <meta:editing-cycles>2</meta:editing-cycles>
    <meta:generator>LibreOffice/25.2.5.2$Linux_X86_64 LibreOffice_project/520$Build-2</meta:generator>
    <meta:document-statistic meta:object-count="8"/>
  </office:meta>
</office:document-meta>
</file>